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c844" officeooo:paragraph-rsid="0003c844"/>
    </style:style>
    <style:style style:name="P2" style:family="paragraph" style:parent-style-name="Standard">
      <style:text-properties officeooo:rsid="0006cf1f" officeooo:paragraph-rsid="0006cf1f"/>
    </style:style>
    <style:style style:name="P3" style:family="paragraph" style:parent-style-name="Standard">
      <style:text-properties officeooo:rsid="000810ba" officeooo:paragraph-rsid="000810ba"/>
    </style:style>
    <style:style style:name="P4" style:family="paragraph" style:parent-style-name="Standard">
      <style:text-properties officeooo:rsid="00074d4e" officeooo:paragraph-rsid="00074d4e"/>
    </style:style>
    <style:style style:name="P5" style:family="paragraph" style:parent-style-name="Standard">
      <style:text-properties officeooo:rsid="000945a4" officeooo:paragraph-rsid="000945a4"/>
    </style:style>
    <style:style style:name="P6" style:family="paragraph" style:parent-style-name="Standard">
      <style:paragraph-properties fo:break-before="page"/>
      <style:text-properties officeooo:rsid="000810ba" officeooo:paragraph-rsid="000810ba"/>
    </style:style>
    <style:style style:name="P7" style:family="paragraph" style:parent-style-name="Standard">
      <style:text-properties officeooo:rsid="000b3c07" officeooo:paragraph-rsid="000e04e4"/>
    </style:style>
    <style:style style:name="P8" style:family="paragraph" style:parent-style-name="Standard">
      <style:text-properties officeooo:rsid="0012fcd7" officeooo:paragraph-rsid="0012fcd7"/>
    </style:style>
    <style:style style:name="P9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1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Field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ield2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RadioGroup" form:control-implementation="ooo:com.sun.star.form.component.RadioButton" xml:id="control3" form:id="control3" form:label="Radio button 1" form:disabl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adioGroup" form:control-implementation="ooo:com.sun.star.form.component.RadioButton" xml:id="control4" form:id="control4" form:label="Radio button 2" form:disabl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checkbox form:name="checkBox" form:control-implementation="ooo:com.sun.star.form.component.CheckBox" xml:id="control5" form:id="control5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FieldPage2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ieldPage3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List Box" form:control-implementation="ooo:com.sun.star.form.component.ListBox" xml:id="control8" form:id="control8" form:disabled="true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Entry1"/>
            <form:option form:label="Entry2"/>
            <form:option form:label="Entry3"/>
          </form:listbox>
          <form:textarea form:name="hierarchy.1a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hierarchy.1a.3a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1a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pdf form.</text:p>
      <text:p text:style-name="P1"/>
      <text:p text:style-name="P1">A text section: <draw:control text:anchor-type="as-char" draw:z-index="0" draw:name="Name" draw:style-name="gr1" draw:text-style-name="P9" svg:width="5.194cm" svg:height="0.473cm" draw:control="control1"><svg:title>name</svg:title></draw:control></text:p>
      <text:p text:style-name="P2">A second text section: <draw:control text:anchor-type="as-char" draw:z-index="1" draw:name="Shape1" draw:style-name="gr1" draw:text-style-name="P9" svg:width="4.095cm" svg:height="0.544cm" draw:control="control2"/></text:p>
      <text:p text:style-name="P2"/>
      <text:p text:style-name="P2">Some radio buttons:</text:p>
      <text:p text:style-name="P2"><draw:control text:anchor-type="as-char" draw:z-index="2" draw:name="Shape2" draw:style-name="gr2" draw:text-style-name="P10" svg:width="3.574cm" svg:height="0.795cm" draw:control="control3"/><draw:control text:anchor-type="as-char" draw:z-index="3" draw:name="Shape2" draw:style-name="gr2" draw:text-style-name="P10" svg:width="3.744cm" svg:height="0.795cm" draw:control="control4"/></text:p>
      <text:p text:style-name="P2">A checkbox:</text:p>
      <text:p text:style-name="P2"><draw:control text:anchor-type="as-char" draw:z-index="4" draw:name="Shape3" draw:style-name="gr2" draw:text-style-name="P10" svg:width="2.738cm" svg:height="0.6cm" draw:control="control5"/></text:p>
      <text:p text:style-name="P2"/>
      <text:p text:style-name="P5">A list box</text:p>
      <text:p text:style-name="P2"/>
      <text:p text:style-name="P2"><draw:control text:anchor-type="as-char" draw:z-index="7" draw:name="Shape6" draw:style-name="gr1" draw:text-style-name="P10" svg:width="5.919cm" svg:height="0.599cm" draw:control="control8"/></text:p>
      <text:p text:style-name="P2"/>
      <text:p text:style-name="P8">Hierarchical fields</text:p>
      <text:p text:style-name="P7"><draw:control text:anchor-type="as-char" draw:z-index="8" draw:name="Shape7" draw:style-name="gr1" draw:text-style-name="P9" svg:width="3.873cm" svg:height="1.1cm" draw:control="control9"/><draw:control text:anchor-type="as-char" draw:z-index="9" draw:name="Shape8" draw:style-name="gr1" draw:text-style-name="P9" svg:width="3.594cm" svg:height="1.087cm" draw:control="control10"/></text:p>
      <text:p text:style-name="P7"/>
      <text:p text:style-name="P8">A similarly named non hierarchical field</text:p>
      <text:p text:style-name="P8"><draw:control text:anchor-type="as-char" draw:z-index="10" draw:name="Shape8" draw:style-name="gr1" draw:text-style-name="P9" svg:width="3.594cm" svg:height="1.087cm" draw:control="control11"/></text:p>
      <text:p text:style-name="P6">This is page 2 of the test form</text:p>
      <text:p text:style-name="P3"/>
      <text:p text:style-name="P3"/>
      <text:p text:style-name="P3">A text box in page 2</text:p>
      <text:p text:style-name="P3"><draw:control text:anchor-type="as-char" draw:z-index="5" draw:name="Shape4" draw:style-name="gr1" draw:text-style-name="P9" svg:width="6.127cm" svg:height="0.683cm" draw:control="control6"/></text:p>
      <text:p text:style-name="P4"/>
      <text:p text:style-name="P6">This is page 3 of the test form</text:p>
      <text:p text:style-name="P3"/>
      <text:p text:style-name="P3">A text box in page 3</text:p>
      <text:p text:style-name="P3"><draw:control text:anchor-type="as-char" draw:z-index="6" draw:name="Shape5" draw:style-name="gr1" draw:text-style-name="P9" svg:width="6.421cm" svg:height="1.059cm" draw:control="control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6:52:03.814394063</meta:creation-date>
    <dc:date>2019-01-03T16:12:04.117220891</dc:date>
    <meta:editing-duration>PT1H32M18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3" meta:paragraph-count="19" meta:word-count="57" meta:character-count="264" meta:non-whitespace-character-count="217"/>
  </office:meta>
</office:document-meta>
</file>